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20fa6" officeooo:paragraph-rsid="00163ffa" style:font-size-asian="20pt" style:font-size-complex="20pt"/>
    </style:style>
    <style:style style:name="P2" style:family="paragraph" style:parent-style-name="Standard">
      <style:text-properties fo:font-size="8pt" officeooo:rsid="0015e750" officeooo:paragraph-rsid="0015e750" style:font-size-asian="8pt" style:font-size-complex="8pt"/>
    </style:style>
    <style:style style:name="P3" style:family="paragraph" style:parent-style-name="Standard">
      <style:paragraph-properties fo:line-height="100%"/>
      <style:text-properties officeooo:rsid="00120fa6" officeooo:paragraph-rsid="00389568"/>
    </style:style>
    <style:style style:name="P4" style:family="paragraph" style:parent-style-name="Standard">
      <style:paragraph-properties fo:line-height="100%"/>
      <style:text-properties officeooo:rsid="00120fa6" officeooo:paragraph-rsid="00392e91"/>
    </style:style>
    <style:style style:name="P5" style:family="paragraph" style:parent-style-name="Standard">
      <style:paragraph-properties fo:line-height="100%"/>
      <style:text-properties officeooo:rsid="00120fa6" officeooo:paragraph-rsid="003ded68"/>
    </style:style>
    <style:style style:name="P6" style:family="paragraph" style:parent-style-name="Standard">
      <style:paragraph-properties fo:line-height="100%"/>
      <style:text-properties officeooo:rsid="00120fa6" officeooo:paragraph-rsid="0040d42b"/>
    </style:style>
    <style:style style:name="P7" style:family="paragraph" style:parent-style-name="Standard">
      <style:paragraph-properties fo:line-height="100%"/>
      <style:text-properties officeooo:rsid="00120fa6" officeooo:paragraph-rsid="004ac5bf"/>
    </style:style>
    <style:style style:name="P8" style:family="paragraph" style:parent-style-name="Standard">
      <style:paragraph-properties fo:line-height="100%"/>
      <style:text-properties officeooo:rsid="00120fa6" officeooo:paragraph-rsid="004e5e61"/>
    </style:style>
    <style:style style:name="P9" style:family="paragraph" style:parent-style-name="Standard">
      <style:paragraph-properties fo:line-height="100%"/>
      <style:text-properties officeooo:rsid="00120fa6" officeooo:paragraph-rsid="001dedcb"/>
    </style:style>
    <style:style style:name="P10" style:family="paragraph" style:parent-style-name="Standard">
      <style:paragraph-properties fo:line-height="100%"/>
      <style:text-properties officeooo:rsid="00120fa6" officeooo:paragraph-rsid="005fc06e"/>
    </style:style>
    <style:style style:name="P11" style:family="paragraph" style:parent-style-name="Standard">
      <style:paragraph-properties fo:line-height="100%"/>
      <style:text-properties officeooo:rsid="00120fa6" officeooo:paragraph-rsid="006b221d"/>
    </style:style>
    <style:style style:name="P12" style:family="paragraph" style:parent-style-name="Standard">
      <style:paragraph-properties fo:line-height="100%"/>
      <style:text-properties officeooo:rsid="00392e91" officeooo:paragraph-rsid="00392e91"/>
    </style:style>
    <style:style style:name="P13" style:family="paragraph" style:parent-style-name="Standard">
      <style:paragraph-properties fo:line-height="100%"/>
      <style:text-properties officeooo:paragraph-rsid="0032bed5"/>
    </style:style>
    <style:style style:name="P14" style:family="paragraph" style:parent-style-name="Standard">
      <style:paragraph-properties fo:line-height="100%"/>
      <style:text-properties officeooo:paragraph-rsid="0033202c"/>
    </style:style>
    <style:style style:name="P15" style:family="paragraph" style:parent-style-name="Standard">
      <style:paragraph-properties fo:line-height="100%"/>
      <style:text-properties officeooo:paragraph-rsid="0030d98e"/>
    </style:style>
    <style:style style:name="P16" style:family="paragraph" style:parent-style-name="Standard">
      <style:paragraph-properties fo:line-height="100%"/>
      <style:text-properties officeooo:paragraph-rsid="0036f725"/>
    </style:style>
    <style:style style:name="P17" style:family="paragraph" style:parent-style-name="Standard">
      <style:paragraph-properties fo:line-height="100%"/>
      <style:text-properties officeooo:paragraph-rsid="00370994"/>
    </style:style>
    <style:style style:name="P18" style:family="paragraph" style:parent-style-name="Standard">
      <style:paragraph-properties fo:line-height="100%"/>
      <style:text-properties officeooo:paragraph-rsid="00639d33"/>
    </style:style>
    <style:style style:name="P19" style:family="paragraph" style:parent-style-name="Standard">
      <style:paragraph-properties fo:line-height="100%"/>
      <style:text-properties fo:font-weight="normal" officeooo:rsid="004db912" officeooo:paragraph-rsid="004ac5bf" style:font-weight-asian="normal" style:font-weight-complex="normal"/>
    </style:style>
    <style:style style:name="P20" style:family="paragraph" style:parent-style-name="Standard">
      <style:paragraph-properties fo:line-height="100%"/>
      <style:text-properties fo:font-weight="normal" officeooo:rsid="00212904" officeooo:paragraph-rsid="005fc06e" style:font-weight-asian="normal" style:font-weight-complex="normal"/>
    </style:style>
    <style:style style:name="P21" style:family="paragraph" style:parent-style-name="Standard">
      <style:paragraph-properties fo:line-height="100%"/>
      <style:text-properties fo:font-weight="normal" officeooo:rsid="00212904" officeooo:paragraph-rsid="006f87cf" style:font-weight-asian="normal" style:font-weight-complex="normal"/>
    </style:style>
    <style:style style:name="P22" style:family="paragraph" style:parent-style-name="Standard">
      <style:paragraph-properties fo:line-height="100%"/>
      <style:text-properties fo:font-size="12pt" fo:font-weight="normal" officeooo:rsid="00392e91" officeooo:paragraph-rsid="003de71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color="#ff8000" loext:opacity="100%" officeooo:rsid="00120fa6" officeooo:paragraph-rsid="00547920"/>
    </style:style>
    <style:style style:name="P24" style:family="paragraph" style:parent-style-name="Standard">
      <style:paragraph-properties fo:line-height="100%"/>
      <style:text-properties fo:color="#ff8000" loext:opacity="100%" officeooo:rsid="00120fa6" officeooo:paragraph-rsid="00389568"/>
    </style:style>
    <style:style style:name="P25" style:family="paragraph" style:parent-style-name="Standard">
      <style:paragraph-properties fo:line-height="100%"/>
      <style:text-properties fo:color="#c9211e" loext:opacity="100%" fo:font-weight="normal" officeooo:rsid="00120fa6" officeooo:paragraph-rsid="005d3c87" style:font-weight-asian="normal" style:font-weight-complex="normal"/>
    </style:style>
    <style:style style:name="P26" style:family="paragraph" style:parent-style-name="Standard">
      <style:paragraph-properties fo:line-height="100%"/>
      <style:text-properties fo:color="#c9211e" loext:opacity="100%" officeooo:rsid="00120fa6" officeooo:paragraph-rsid="005fc06e"/>
    </style:style>
    <style:style style:name="P27" style:family="paragraph" style:parent-style-name="Standard">
      <style:paragraph-properties fo:line-height="100%"/>
      <style:text-properties fo:color="#c9211e" loext:opacity="100%" officeooo:rsid="00120fa6" officeooo:paragraph-rsid="006f87cf"/>
    </style:style>
    <style:style style:name="P28" style:family="paragraph" style:parent-style-name="Standard">
      <style:paragraph-properties fo:line-height="100%"/>
      <style:text-properties fo:color="#ffffff" loext:opacity="100%" officeooo:rsid="00120fa6" officeooo:paragraph-rsid="003ded68" fo:background-color="transparent"/>
    </style:style>
    <style:style style:name="P29" style:family="paragraph" style:parent-style-name="Standard">
      <style:paragraph-properties fo:line-height="100%"/>
      <style:text-properties fo:font-size="14pt" fo:font-weight="bold" officeooo:rsid="0014a2fa" officeooo:paragraph-rsid="006b221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00%"/>
      <style:text-properties fo:color="#ff8000" loext:opacity="100%" officeooo:rsid="00120fa6" officeooo:paragraph-rsid="0084bce2" fo:background-color="transparent"/>
    </style:style>
    <style:style style:name="T1" style:family="text">
      <style:text-properties officeooo:rsid="0014a2fa"/>
    </style:style>
    <style:style style:name="T2" style:family="text">
      <style:text-properties fo:font-size="14pt" fo:font-weight="bold" officeooo:rsid="002e0283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0d98e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89568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4a2fa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40d42b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52d721" style:font-size-asian="14pt" style:font-weight-asian="bold" style:font-size-complex="14pt" style:font-weight-complex="bold"/>
    </style:style>
    <style:style style:name="T8" style:family="text">
      <style:text-properties officeooo:rsid="001c5661"/>
    </style:style>
    <style:style style:name="T9" style:family="text">
      <style:text-properties officeooo:rsid="001f37a5"/>
    </style:style>
    <style:style style:name="T10" style:family="text">
      <style:text-properties officeooo:rsid="00212904"/>
    </style:style>
    <style:style style:name="T11" style:family="text">
      <style:text-properties officeooo:rsid="002149fc"/>
    </style:style>
    <style:style style:name="T12" style:family="text">
      <style:text-properties officeooo:rsid="00248702"/>
    </style:style>
    <style:style style:name="T13" style:family="text">
      <style:text-properties officeooo:rsid="002e0283"/>
    </style:style>
    <style:style style:name="T14" style:family="text">
      <style:text-properties officeooo:rsid="0030d98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0d98e" style:font-weight-asian="bold" style:font-weight-complex="bold"/>
    </style:style>
    <style:style style:name="T17" style:family="text">
      <style:text-properties fo:font-weight="bold" officeooo:rsid="00389568" style:font-weight-asian="bold" style:font-weight-complex="bold"/>
    </style:style>
    <style:style style:name="T18" style:family="text">
      <style:text-properties fo:font-weight="bold" officeooo:rsid="00392e91" style:font-weight-asian="bold" style:font-weight-complex="bold"/>
    </style:style>
    <style:style style:name="T19" style:family="text">
      <style:text-properties fo:font-weight="bold" officeooo:rsid="004289c5" style:font-weight-asian="bold" style:font-weight-complex="bold"/>
    </style:style>
    <style:style style:name="T20" style:family="text">
      <style:text-properties fo:font-size="16pt" fo:font-style="italic" style:text-underline-style="solid" style:text-underline-width="auto" style:text-underline-color="font-color" officeooo:rsid="001c5661" style:font-size-asian="16pt" style:font-style-asian="italic" style:font-size-complex="16pt" style:font-style-complex="italic"/>
    </style:style>
    <style:style style:name="T21" style:family="text">
      <style:text-properties fo:font-size="16pt" fo:font-style="italic" style:text-underline-style="solid" style:text-underline-width="auto" style:text-underline-color="font-color" officeooo:rsid="001dedcb" style:font-size-asian="16pt" style:font-style-asian="italic" style:font-size-complex="16pt" style:font-style-complex="italic"/>
    </style:style>
    <style:style style:name="T22" style:family="text">
      <style:text-properties fo:font-size="16pt" fo:font-style="italic" style:text-underline-style="solid" style:text-underline-width="auto" style:text-underline-color="font-color" officeooo:rsid="0047761d" style:font-size-asian="16pt" style:font-style-asian="italic" style:font-size-complex="16pt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bold" officeooo:rsid="0030d98e" style:font-style-asian="normal" style:font-weight-asian="bold" style:font-style-complex="normal" style:font-weight-complex="bold"/>
    </style:style>
    <style:style style:name="T25" style:family="text">
      <style:text-properties officeooo:rsid="0034d799"/>
    </style:style>
    <style:style style:name="T26" style:family="text">
      <style:text-properties officeooo:rsid="0036f725"/>
    </style:style>
    <style:style style:name="T27" style:family="text">
      <style:text-properties officeooo:rsid="00380596"/>
    </style:style>
    <style:style style:name="T28" style:family="text">
      <style:text-properties officeooo:rsid="00389568"/>
    </style:style>
    <style:style style:name="T29" style:family="text">
      <style:text-properties officeooo:rsid="00392e9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89568" style:font-weight-asian="normal" style:font-weight-complex="normal"/>
    </style:style>
    <style:style style:name="T32" style:family="text">
      <style:text-properties fo:font-weight="normal" officeooo:rsid="004c82e6" style:font-weight-asian="normal" style:font-weight-complex="normal"/>
    </style:style>
    <style:style style:name="T33" style:family="text">
      <style:text-properties fo:font-weight="normal" officeooo:rsid="004db912" style:font-weight-asian="normal" style:font-weight-complex="normal"/>
    </style:style>
    <style:style style:name="T34" style:family="text">
      <style:text-properties fo:font-weight="normal" officeooo:rsid="004e5e61" style:font-weight-asian="normal" style:font-weight-complex="normal"/>
    </style:style>
    <style:style style:name="T35" style:family="text">
      <style:text-properties fo:font-weight="normal" officeooo:rsid="00664cbd" style:font-weight-asian="normal" style:font-weight-complex="normal"/>
    </style:style>
    <style:style style:name="T36" style:family="text">
      <style:text-properties fo:font-weight="normal" officeooo:rsid="0066f100" style:font-weight-asian="normal" style:font-weight-complex="normal"/>
    </style:style>
    <style:style style:name="T37" style:family="text">
      <style:text-properties fo:font-weight="normal" officeooo:rsid="0068591b" style:font-weight-asian="normal" style:font-weight-complex="normal"/>
    </style:style>
    <style:style style:name="T38" style:family="text">
      <style:text-properties fo:font-size="12pt" fo:font-weight="normal" officeooo:rsid="00392e91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7dbfdc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8318ad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847e8c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84bce2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867c8c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881ce5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89a0fb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8a6235" style:font-size-asian="12pt" style:font-weight-asian="normal" style:font-size-complex="12pt" style:font-weight-complex="normal"/>
    </style:style>
    <style:style style:name="T47" style:family="text">
      <style:text-properties fo:font-size="12pt" fo:font-weight="bold" officeooo:rsid="00392e91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3de719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3ded68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2149fc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52d721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53fb28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84bce2" style:font-size-asian="12pt" style:font-weight-asian="bold" style:font-size-complex="12pt" style:font-weight-complex="bold"/>
    </style:style>
    <style:style style:name="T54" style:family="text">
      <style:text-properties fo:font-size="12pt" officeooo:rsid="00392e91" style:font-size-asian="12pt" style:font-size-complex="12pt"/>
    </style:style>
    <style:style style:name="T55" style:family="text">
      <style:text-properties officeooo:rsid="00394a4b"/>
    </style:style>
    <style:style style:name="T56" style:family="text">
      <style:text-properties officeooo:rsid="003bbc6e"/>
    </style:style>
    <style:style style:name="T57" style:family="text">
      <style:text-properties fo:color="#c9211e" loext:opacity="100%" fo:font-size="14pt" fo:font-weight="bold" officeooo:rsid="00389568" style:font-size-asian="14pt" style:font-weight-asian="bold" style:font-size-complex="14pt" style:font-weight-complex="bold"/>
    </style:style>
    <style:style style:name="T58" style:family="text">
      <style:text-properties fo:color="#c9211e" loext:opacity="100%" fo:font-size="14pt" fo:font-weight="bold" officeooo:rsid="002e0283" style:font-size-asian="14pt" style:font-weight-asian="bold" style:font-size-complex="14pt" style:font-weight-complex="bold"/>
    </style:style>
    <style:style style:name="T59" style:family="text">
      <style:text-properties fo:color="#c9211e" loext:opacity="100%" fo:font-size="14pt" fo:font-weight="bold" officeooo:rsid="0045982a" style:font-size-asian="14pt" style:font-weight-asian="bold" style:font-size-complex="14pt" style:font-weight-complex="bold"/>
    </style:style>
    <style:style style:name="T60" style:family="text">
      <style:text-properties fo:color="#c9211e" loext:opacity="100%" fo:font-size="12pt" fo:font-weight="bold" officeooo:rsid="003de719" style:font-size-asian="12pt" style:font-weight-asian="bold" style:font-size-complex="12pt" style:font-weight-complex="bold"/>
    </style:style>
    <style:style style:name="T61" style:family="text">
      <style:text-properties fo:color="#c9211e" loext:opacity="100%" fo:font-size="12pt" officeooo:rsid="00392e91" style:font-size-asian="12pt" style:font-size-complex="12pt"/>
    </style:style>
    <style:style style:name="T62" style:family="text">
      <style:text-properties fo:color="#c9211e" loext:opacity="100%" fo:font-size="16pt" fo:font-style="italic" style:text-underline-style="solid" style:text-underline-width="auto" style:text-underline-color="font-color" officeooo:rsid="001dedcb" style:font-size-asian="16pt" style:font-style-asian="italic" style:font-size-complex="16pt" style:font-style-complex="italic"/>
    </style:style>
    <style:style style:name="T63" style:family="text">
      <style:text-properties fo:color="#c9211e" loext:opacity="100%" fo:font-size="16pt" fo:font-style="italic" style:text-underline-style="solid" style:text-underline-width="auto" style:text-underline-color="font-color" officeooo:rsid="0047761d" style:font-size-asian="16pt" style:font-style-asian="italic" style:font-size-complex="16pt" style:font-style-complex="italic"/>
    </style:style>
    <style:style style:name="T64" style:family="text">
      <style:text-properties fo:color="#c9211e" loext:opacity="100%" officeooo:rsid="0014a2fa"/>
    </style:style>
    <style:style style:name="T65" style:family="text">
      <style:text-properties officeooo:rsid="005216da"/>
    </style:style>
    <style:style style:name="T66" style:family="text">
      <style:text-properties fo:color="#ffffff" loext:opacity="100%" fo:font-weight="bold" officeooo:rsid="004289c5" style:font-weight-asian="bold" style:font-weight-complex="bold"/>
    </style:style>
    <style:style style:name="T67" style:family="text">
      <style:text-properties fo:color="#ffffff" loext:opacity="100%" fo:font-weight="normal" officeooo:rsid="00389568" style:font-weight-asian="normal" style:font-weight-complex="normal"/>
    </style:style>
    <style:style style:name="T68" style:family="text">
      <style:text-properties fo:color="#ffffff" loext:opacity="100%" fo:font-weight="normal" officeooo:rsid="0056bcd4" style:font-weight-asian="normal" style:font-weight-complex="normal"/>
    </style:style>
    <style:style style:name="T69" style:family="text">
      <style:text-properties fo:color="#ffffff" loext:opacity="100%" fo:font-weight="normal" officeooo:rsid="00575084" style:font-weight-asian="normal" style:font-weight-complex="normal"/>
    </style:style>
    <style:style style:name="T70" style:family="text">
      <style:text-properties fo:color="#ffffff" loext:opacity="100%" fo:font-weight="normal" officeooo:rsid="0057b6e5" style:font-weight-asian="normal" style:font-weight-complex="normal"/>
    </style:style>
    <style:style style:name="T71" style:family="text">
      <style:text-properties fo:color="#ffffff" loext:opacity="100%" fo:font-weight="normal" officeooo:rsid="00584e10" style:font-weight-asian="normal" style:font-weight-complex="normal"/>
    </style:style>
    <style:style style:name="T72" style:family="text">
      <style:text-properties fo:color="#ffffff" loext:opacity="100%" fo:font-weight="normal" officeooo:rsid="0061884a" style:font-weight-asian="normal" style:font-weight-complex="normal"/>
    </style:style>
    <style:style style:name="T73" style:family="text">
      <style:text-properties fo:color="#ffffff" loext:opacity="100%" fo:font-weight="normal" officeooo:rsid="00639d33" style:font-weight-asian="normal" style:font-weight-complex="normal"/>
    </style:style>
    <style:style style:name="T74" style:family="text">
      <style:text-properties fo:color="#ffffff" loext:opacity="100%" fo:font-weight="normal" officeooo:rsid="0061c171" style:font-weight-asian="normal" style:font-weight-complex="normal"/>
    </style:style>
    <style:style style:name="T75" style:family="text">
      <style:text-properties fo:color="#ffffff" loext:opacity="100%" fo:font-weight="normal" officeooo:rsid="00664cbd" style:font-weight-asian="normal" style:font-weight-complex="normal"/>
    </style:style>
    <style:style style:name="T76" style:family="text">
      <style:text-properties fo:color="#ffffff" loext:opacity="100%" fo:font-weight="normal" officeooo:rsid="00120fa6" style:font-weight-asian="normal" style:font-weight-complex="normal"/>
    </style:style>
    <style:style style:name="T77" style:family="text">
      <style:text-properties fo:color="#ffffff" loext:opacity="100%" fo:font-style="italic" style:text-underline-style="solid" style:text-underline-width="auto" style:text-underline-color="font-color" fo:font-weight="normal" officeooo:rsid="00575084" style:font-style-asian="italic" style:font-weight-asian="normal" style:font-style-complex="italic" style:font-weight-complex="normal"/>
    </style:style>
    <style:style style:name="T78" style:family="text">
      <style:text-properties fo:color="#ffffff" loext:opacity="100%" fo:font-style="italic" style:text-underline-style="solid" style:text-underline-width="auto" style:text-underline-color="font-color" fo:font-weight="normal" officeooo:rsid="0056bcd4" style:font-style-asian="italic" style:font-weight-asian="normal" style:font-style-complex="italic" style:font-weight-complex="normal"/>
    </style:style>
    <style:style style:name="T79" style:family="text">
      <style:text-properties fo:color="#ffffff" loext:opacity="100%" style:text-underline-style="none" fo:font-weight="normal" officeooo:rsid="00575084" style:font-weight-asian="normal" style:font-weight-complex="normal"/>
    </style:style>
    <style:style style:name="T80" style:family="text">
      <style:text-properties fo:color="#ffffff" loext:opacity="100%" officeooo:rsid="00389568"/>
    </style:style>
    <style:style style:name="T81" style:family="text">
      <style:text-properties fo:color="#ffffff" loext:opacity="100%" officeooo:rsid="005d3c87"/>
    </style:style>
    <style:style style:name="T82" style:family="text">
      <style:text-properties fo:color="#ffffff" loext:opacity="100%" officeooo:rsid="004289c5"/>
    </style:style>
    <style:style style:name="T83" style:family="text">
      <style:text-properties fo:color="#ffffff" loext:opacity="100%" officeooo:rsid="005d6ffd"/>
    </style:style>
    <style:style style:name="T84" style:family="text">
      <style:text-properties fo:color="#ffffff" loext:opacity="100%" officeooo:rsid="005eade4"/>
    </style:style>
    <style:style style:name="T85" style:family="text">
      <style:text-properties fo:color="#ffffff" loext:opacity="100%" fo:font-size="14pt" fo:font-weight="bold" officeooo:rsid="00389568" fo:background-color="transparent" loext:char-shading-value="0" style:font-size-asian="14pt" style:font-weight-asian="bold" style:font-size-complex="14pt" style:font-weight-complex="bold"/>
    </style:style>
    <style:style style:name="T86" style:family="text">
      <style:text-properties fo:color="#ffffff" loext:opacity="100%" fo:font-size="14pt" fo:font-weight="bold" officeooo:rsid="002e0283" fo:background-color="transparent" loext:char-shading-value="0" style:font-size-asian="14pt" style:font-weight-asian="bold" style:font-size-complex="14pt" style:font-weight-complex="bold"/>
    </style:style>
    <style:style style:name="T87" style:family="text">
      <style:text-properties fo:color="#ffffff" loext:opacity="100%" officeooo:rsid="0014a2fa"/>
    </style:style>
    <style:style style:name="T88" style:family="text">
      <style:text-properties fo:color="#ffffff" loext:opacity="100%" officeooo:rsid="00248702"/>
    </style:style>
    <style:style style:name="T89" style:family="text">
      <style:text-properties officeooo:rsid="006e1bfc"/>
    </style:style>
    <style:style style:name="T90" style:family="text">
      <style:text-properties officeooo:rsid="00762a83"/>
    </style:style>
    <style:style style:name="T91" style:family="text">
      <style:text-properties officeooo:rsid="0078dddc"/>
    </style:style>
    <style:style style:name="T92" style:family="text">
      <style:text-properties officeooo:rsid="007aa406"/>
    </style:style>
    <style:style style:name="T93" style:family="text">
      <style:text-properties officeooo:rsid="007c0c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0">Chapter 1 Story Synopsis</text:span><text:span text:style-name="T8"><text:line-break/><text:tab/></text:span><text:span text:style-name="T2">Setting: </text:span></text:p>
      <text:p text:style-name="P14"><text:span text:style-name="T13"><text:tab/>A planet covered in forests and mountains, eternally stuck in the season of Autumn.<text:line-break/><text:tab/></text:span><text:span text:style-name="T14">Fantasy r</text:span><text:span text:style-name="T13">uins </text:span><text:span text:style-name="T14">(Think LOZ style castles and dungeons)</text:span><text:span text:style-name="T13"> from the past, litter the world and are <text:tab/>considered to be common place for the planet’s </text:span><text:span text:style-name="Emphasis"><text:span text:style-name="T23">inhabitance</text:span></text:span><text:span text:style-name="T13">. </text:span><text:span text:style-name="T14">Parts of abandoned and broken <text:tab/>modern looking tech are also occasionally found in the ruins, but it’s few and far between </text:span><text:span text:style-name="T25">&amp; <text:tab/>considered to be foreign junk to most people</text:span><text:span text:style-name="T14">. </text:span><text:span text:style-name="T13">Settlements are controlled by individual rulers <text:tab/>that usually have large castles in the towns.</text:span></text:p>
      <text:p text:style-name="P15"><text:span text:style-name="T13"><text:line-break/><text:tab/></text:span><text:span text:style-name="T3">Characters:</text:span><text:span text:style-name="T14"><text:line-break/><text:tab/></text:span><text:span text:style-name="T24">Fox</text:span><text:span text:style-name="T14"> – The main protagonist for the majority of the story. Enjoys adventuring, anxious and <text:tab/>usually won’t speak much.<text:line-break/><text:tab/></text:span><text:span text:style-name="T16">Miyu</text:span><text:span text:style-name="T14"> – Protagonist’s supporter/child-hood friend. Enjoys adventuring, skilled with old-world <text:tab/>tech, more extroverted.<text:line-break/><text:tab/></text:span><text:span text:style-name="T16">Casey</text:span><text:span text:style-name="T14"> – Friends with Fox, Miyu, &amp; Sam. Part of the kings guard, prefers spears over halberds, <text:tab/>has a crush on Sam, but won’t tell them.<text:line-break/><text:tab/></text:span><text:span text:style-name="T16">Sam</text:span><text:span text:style-name="T14"> – Friends with Fox, Miyu, &amp; Casey. Part of the kings guard, prefers halberds over spears, <text:tab/>has a crush on Casey, but won’t tell them. </text:span><text:span text:style-name="T90">(Casey &amp; Sam tend to have a back &amp; forth teasing <text:tab/>about weather halberds or spears are better (both weapons have the exact same stats))</text:span></text:p>
      <text:p text:style-name="P16"><text:span text:style-name="T13"><text:line-break/><text:tab/></text:span><text:span text:style-name="T3">Background: </text:span></text:p>
      <text:p text:style-name="P17"><text:span text:style-name="T14"><text:tab/></text:span><text:span text:style-name="T26">The main casts </text:span>adventurous<text:span text:style-name="T26"> spirit comes from their love of the stories they read when they were <text:tab/>younger. Being stuck in a world where all of these fantastical things, like snow and the stars are <text:tab/>just stories in old books, makes them eager to find any sort of adventure in their lives. On a <text:tab/>routine journey to another set of ruins, the group stumbles across something that shatters their <text:tab/>world view. These stories of other world may hold more truth th</text:span><text:span text:style-name="T27">a</text:span><text:span text:style-name="T26">n they were lead to believe. <text:tab/>Now questioning everything they thought they knew, the friend set out to uncover the mysteries <text:tab/>of the past.</text:span><text:span text:style-name="T9"><text:line-break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><text:soft-page-break/><text:span text:style-name="T21">Game Mechanics </text:span><text:span text:style-name="T22">(What the players need to know)</text:span><text:span text:style-name="T1"><text:line-break/><text:tab/></text:span><text:span text:style-name="T4">Overworld Movement</text:span><text:span text:style-name="T2">:</text:span></text:p>
      <text:p text:style-name="P5"><text:span text:style-name="T10"><text:tab/></text:span><text:span text:style-name="T17">Walking/Sprinting</text:span><text:span text:style-name="T28"> – Self explanatory, it gives the player the ability to move around as well as <text:tab/>sprint if the action key is held while moving. Scripts are supplied by the NUP Topdown <text:tab/>Controller.</text:span></text:p>
      <text:p text:style-name="P6"><text:tab/><text:span text:style-name="T17">Rolling</text:span><text:span text:style-name="T28"> – A dodge roll that allows the player to </text:span><text:span text:style-name="T29">knock things over,</text:span><text:span text:style-name="T28"> cross small gaps, jump over <text:tab/>short enemy attacks, and move out of the way of incoming danger.</text:span></text:p>
      <text:p text:style-name="P8"><text:span text:style-name="T1"><text:line-break/><text:tab/></text:span><text:span text:style-name="T6">Inventory &amp; Equipment</text:span><text:span text:style-name="T2">:</text:span></text:p>
      <text:p text:style-name="P6"><text:span text:style-name="T30"><text:tab/></text:span><text:span text:style-name="T19">Acquiring Items</text:span><text:span text:style-name="T31"> – </text:span><text:span text:style-name="T32">Items can be acquired by </text:span><text:span text:style-name="T34">two</text:span><text:span text:style-name="T32"> methods. The first is finding them in the <text:tab/>world or dungeons, and using the interact key to pick them up. Sometimes items may be <text:tab/>required to be found by the player to progress, like a key to open a door. The second is buying <text:tab/>items from shops.</text:span></text:p>
      <text:p text:style-name="P23"><text:span text:style-name="T30"><text:tab/></text:span><text:span text:style-name="T66">Inventory Sorting</text:span><text:span text:style-name="T67"> – </text:span><text:span text:style-name="T68">The base inventory is sorted into two main columns: Items &amp; Equipment.</text:span></text:p>
      <text:p text:style-name="P23"><text:span text:style-name="T68"><text:tab/></text:span><text:span text:style-name="T78">Items are as follows</text:span><text:span text:style-name="T68"><text:line-break/><text:tab/>General Item</text:span><text:span text:style-name="T71">:</text:span><text:span text:style-name="T68"> </text:span><text:span text:style-name="T70">Notes and books you can read by inspecting </text:span><text:span text:style-name="T71">them </text:span><text:span text:style-name="T70">(inspecting mechanic is <text:tab/>explained in next section) or anything else that doesn’t fit in the below categories.</text:span><text:span text:style-name="T69"><text:line-break/><text:tab/>Consumables: </text:span><text:span text:style-name="T70">Health and boost items</text:span><text:span text:style-name="T69"><text:line-break/><text:tab/>Puzzle Items: </text:span><text:span text:style-name="T70">Thing like keys, parts, codes, etc. (Anything used in a puzzle dungeon)</text:span><text:span text:style-name="T69"><text:line-break/></text:span><text:span text:style-name="T79"><text:tab/></text:span><text:span text:style-name="T77">Equipment are as follows</text:span><text:span text:style-name="T69"><text:line-break/><text:tab/>Utilitie</text:span><text:span text:style-name="T71">s:</text:span><text:span text:style-name="T69"> </text:span><text:span text:style-name="T70">Things such as bombs used to uncover hidden areas, lanterns to light up dark rooms, <text:tab/>etc.</text:span><text:span text:style-name="T69"><text:line-break/><text:tab/>Weapons: </text:span><text:span text:style-name="T70">Thing used to attack enemies (different weapon types have different mechanics)</text:span><text:span text:style-name="T69"><text:line-break/><text:tab/>Defense: </text:span><text:span text:style-name="T70">A object that when equipped will give the player some sort of permanent health boost</text:span><text:span text:style-name="T69"><text:line-break/><text:tab/>Magic: </text:span><text:span text:style-name="T70">A spell item that can be either a magic attack item, or a magic utility (Fireball spell or a <text:tab/>light spell)</text:span></text:p>
      <text:p text:style-name="P25"><text:tab/><text:span text:style-name="T66">Item Actions</text:span><text:span text:style-name="T80"> – </text:span><text:span text:style-name="T81">The actions you can perform on inventory items are, e</text:span><text:span text:style-name="T82">quipping, unequipping, <text:tab/>inspecting, discarding, &amp; swapping. </text:span><text:span text:style-name="T81">With exception being, you can’t equip/unequip <text:tab/>consumables or puzzle items, &amp; you can’t discard or swap key items (items that are required for <text:tab/>the player to progress.) Most of these are self explanatory but, inspecting brings up a text-box <text:tab/>that shows an items full name, stats, and a brief description of the item &amp; swapping allows you <text:tab/>to give another character in your party an item. </text:span><text:span text:style-name="T83">Weather or not the character chooses to use </text:span><text:span text:style-name="T84">the <text:tab/>item</text:span><text:span text:style-name="T83"> depends on </text:span><text:span text:style-name="T81">their skills &amp; affiliation (D</text:span><text:span text:style-name="T83">&amp;</text:span><text:span text:style-name="T81">D style stats that list what they </text:span><text:span text:style-name="T84">are good at &amp; what <text:tab/>they</text:span><text:span text:style-name="T81"> like).</text:span></text:p>
      <text:p text:style-name="P18"><text:span text:style-name="T66"><text:tab/>Using Equipped Items</text:span><text:span text:style-name="T67"> – </text:span><text:span text:style-name="T72">The default method for using items is something called the UWMD <text:tab/>(pronounced u-mad</text:span><text:span text:style-name="T73">) </text:span><text:span text:style-name="T72">modus. </text:span><text:span text:style-name="T73">W</text:span><text:span text:style-name="T72">hich stands for Utility, Weapon, Magic, Defense. The player can <text:tab/>have one of each of these types of items equipped. The defense item is static and will be <text:tab/>automatically applied to the character defense stat. The weapon, magic, &amp; utility items will be <text:tab/>usable under a small menu that appears in the top-right of the players HUD, </text:span><text:span text:style-name="T74">called the <text:s text:c="5"/><text:tab/>action-wheel</text:span><text:span text:style-name="T72">. </text:span><text:span text:style-name="T75">The player can swap between the active action in the action-wheel by pressing the <text:tab/>[L]</text:span><text:span text:style-name="T76"> </text:span><text:span text:style-name="T35">or [R] controls. </text:span><text:span text:style-name="T36">The active action can be executed by pressing the interact key, as long as <text:tab/>they have an item equipped to that action, and they are not standing in-front of something they <text:tab/>can interact with (like a door, or NPC) </text:span><text:span text:style-name="T37">unless it’s an item/utility. You don’t want to swipe a <text:tab/>sword at an NPC, but you may want to try to interact with them while holding a note.</text:span></text:p>
      <text:p text:style-name="P29"><text:soft-page-break/><text:tab/></text:p>
      <text:p text:style-name="P11"><text:span text:style-name="T5"><text:tab/></text:span><text:span text:style-name="T4">Dialogue Events</text:span><text:span text:style-name="T2">:<text:line-break/><text:tab/></text:span><text:span text:style-name="T47">Textboxes</text:span><text:span text:style-name="T38"> – A small box that appears at the bottom of the screen and displays text in a letter-<text:tab/>by-letter format. The player cannot move when these are visible.</text:span></text:p>
      <text:p text:style-name="P4"><text:span text:style-name="T29"><text:tab/></text:span><text:span text:style-name="T18">Monologue Textboxes </text:span><text:span text:style-name="T29">– Only contains text and is used to display the player characters <text:tab/>thoughts or observances.</text:span></text:p>
      <text:p text:style-name="P12"><text:tab/><text:span text:style-name="T15">Dialogue Textboxes</text:span> - <text:s/>Contains a <text:span text:style-name="T55">static </text:span>portrait and name of the character that is talking, as <text:tab/>well as the text of what they are saying. <text:span text:style-name="T56">Used for conversations.</text:span></text:p>
      <text:p text:style-name="P22"/>
      <text:p text:style-name="P24"><text:span text:style-name="T5"><text:tab/></text:span><text:span text:style-name="T85">Battle Systems</text:span><text:span text:style-name="T86">: </text:span></text:p>
      <text:p text:style-name="P28"><text:span text:style-name="T2"><text:tab/></text:span><text:span text:style-name="T49">Overworld Battles</text:span><text:span text:style-name="T38"> – </text:span><text:span text:style-name="T39">Hack n’ slash style fights that use the action-wheel and overworld <text:tab/>movement for fights (Think NES Legend Of Zelda &amp; you get the idea.)</text:span></text:p>
      <text:p text:style-name="P30"><text:span text:style-name="T48"><text:tab/></text:span><text:span text:style-name="T53">ABZ Battles</text:span><text:span text:style-name="T38"> – </text:span><text:span text:style-name="T40">Turn bases. When attacking </text:span><text:span text:style-name="T43">with a weapon</text:span><text:span text:style-name="T40">, a short mini-game based off of what <text:tab/>weapon type is equipped. </text:span><text:span text:style-name="T44">Magic actions &amp; attacks are usually pattern/</text:span><text:span text:style-name="T45">rhythm</text:span><text:span text:style-name="T44"> based. </text:span><text:span text:style-name="T45">Utility <text:tab/>attacks are usually timing based. </text:span><text:span text:style-name="T46">You can’t run away from mandatory boss battles.</text:span><text:span text:style-name="T40"><text:line-break/><text:tab/>Attack<text:line-break/><text:tab/><text:tab/>&gt;Weapon<text:line-break/><text:tab/><text:tab/>&gt;Magic (if the spell is harmful)<text:line-break/><text:tab/><text:tab/>&gt;Utility (if the utility is an active item and not a passive item) (Passive = lantern, <text:tab/><text:tab/><text:tab/>compass | Active = Bomb, </text:span><text:span text:style-name="T41">boomerang</text:span><text:span text:style-name="T40">)<text:line-break/><text:tab/>Action<text:line-break/><text:tab/><text:tab/>&gt;Defend</text:span></text:p>
      <text:p text:style-name="P30"><text:span text:style-name="T40"><text:tab/><text:tab/>&gt;</text:span><text:span text:style-name="T42">Run Away</text:span><text:span text:style-name="T40"><text:line-break/><text:tab/><text:tab/>&gt;Magic (if the spell is helpful)</text:span></text:p>
      <text:p text:style-name="P9"/>
      <text:p text:style-name="P7"><text:span text:style-name="T20">Chapter </text:span><text:span text:style-name="T21">1 Goals</text:span><text:span text:style-name="T1"><text:line-break/></text:span><text:span text:style-name="T87"><text:tab/></text:span><text:span text:style-name="T88">Technical demo – </text:span><text:span text:style-name="T12">A small developer level that includes the title, options, save-files, and a set of <text:tab/>testing levels that showcase the different mechanics for the first chapter.<text:line-break/><text:tab/><text:line-break/><text:tab/></text:span><text:span text:style-name="T88">Chapter 1 Alpha – </text:span><text:span text:style-name="T12">An unpolished internal demo for the first chapter to be reviewed by <text:tab/>Neverway team members. Will include the full first chapters story and levels. </text:span><text:span text:style-name="T91">Excluded <text:tab/>mechanics are item swapping, affiliation, &amp;</text:span><text:span text:style-name="T92"> </text:span><text:span text:style-name="T91">proficiency </text:span><text:span text:style-name="T93">(character skills)</text:span><text:span text:style-name="T91">.</text:span><text:span text:style-name="T12"><text:line-break/><text:line-break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65">IGNORE THIS STUFF!! These were old/scrapped notes for this document that I kept coming back to, </text:span><text:span text:style-name="T89">to</text:span><text:span text:style-name="T65"> reference. If you’re reading this, I forgot to erase it before submitting this document</text:span><text:line-break/></text:p>
      <text:p text:style-name="P26"/>
      <text:p text:style-name="P10"/>
      <text:p text:style-name="P21"><text:span text:style-name="T5"><text:tab/></text:span><text:span text:style-name="T7">Chapter 1 Progression</text:span><text:span text:style-name="T2">:<text:line-break/><text:tab/></text:span><text:span text:style-name="T50">Familiarization/</text:span><text:span text:style-name="T51">S</text:span><text:span text:style-name="T50">afety</text:span><text:span text:style-name="T54"> – A</text:span><text:span text:style-name="T2"><text:line-break/><text:tab/></text:span><text:span text:style-name="T52">Exploration</text:span><text:span text:style-name="T50">/</text:span><text:span text:style-name="T51">C</text:span><text:span text:style-name="T50">ombat</text:span><text:span text:style-name="T54"> – A</text:span><text:span text:style-name="T2"><text:line-break/><text:tab/></text:span><text:span text:style-name="T51">P</text:span><text:span text:style-name="T50">uzzles/</text:span><text:span text:style-name="T51">C</text:span><text:span text:style-name="T50">ombat</text:span><text:span text:style-name="T54"> – A</text:span><text:span text:style-name="T2"><text:line-break/><text:tab/></text:span><text:span text:style-name="T51">B</text:span><text:span text:style-name="T50">oss </text:span><text:span text:style-name="T51">F</text:span><text:span text:style-name="T50">ight</text:span><text:span text:style-name="T54"> – A</text:span><text:line-break/><text:span text:style-name="T62">Required Components </text:span><text:span text:style-name="T63">(What the devs need to know)</text:span><text:span text:style-name="T64"><text:line-break/><text:tab/></text:span><text:span text:style-name="T59">Game</text:span><text:span text:style-name="T57"> Events</text:span><text:span text:style-name="T58">:</text:span></text:p>
      <text:p text:style-name="P27"><text:span text:style-name="T2"><text:tab/></text:span><text:span text:style-name="T48">Stopping Player Movement</text:span><text:span text:style-name="T38"> – </text:span><text:span text:style-name="T2"><text:line-break/><text:tab/></text:span><text:span text:style-name="T48">Moving/Animating Entities</text:span><text:span text:style-name="T38"> – </text:span></text:p>
      <text:p text:style-name="P21"><text:span text:style-name="T58"><text:tab/></text:span><text:span text:style-name="T60">Starting Text Events</text:span><text:span text:style-name="T61"> – </text:span><text:line-break/><text:span text:style-name="T65">mov</text:span>ement (Walking, sprinting, dodge roll)<text:line-break/><text:tab/>Overworld dialogue (Interaction triggers)<text:line-break/><text:tab/>Overworld hack n’ slash combat (Interaction wheel, weapon, item, magic)</text:p>
      <text:p text:style-name="P8"><text:tab/><text:span text:style-name="T10">Overworld transitions (room and scene warps, fade effects)<text:line-break/><text:tab/></text:span><text:span text:style-name="T11">Level progression (Familiarization/safety, travel/combat, puzzles/combat, boss fight)<text:line-break/><text:tab/>Boss battle combat (Turn based, real-time/timing elements, dialogue/special actions)</text:span><text:span text:style-name="T32"> </text:span><text:span text:style-name="T33">The third is by crafting or combining items. Certain items may be combined <text:tab/>together to make something new. Only characters that have learned the skill “Creation” can <text:tab/>perform this action. The skill of creation is not required if a character is using the “Artificer” (A <text:tab/>machine used to create powerful item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20pt" officeooo:rsid="00120fa6" officeooo:paragraph-rsid="00163ffa" style:font-size-asian="20pt" style:font-size-complex="20pt"/>
    </style:style>
    <style:style style:name="MP2" style:family="paragraph" style:parent-style-name="Standard">
      <style:text-properties fo:font-size="8pt" officeooo:rsid="0015e750" officeooo:paragraph-rsid="0015e750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D-002 Divine Annihilation (DA) Game Design Document</text:p>
      </style:header>
      <style:footer>
        <text:p text:style-name="MP2">© Neverway 2022-02-11, Written by Arthur W. Sheldon AKA Liz Miyun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09:04:01.191899189</meta:creation-date>
    <dc:date>2022-04-03T15:37:58.172702238</dc:date>
    <meta:editing-duration>PT8H17M18S</meta:editing-duration>
    <meta:editing-cycles>98</meta:editing-cycles>
    <meta:generator>LibreOffice/7.0.4.2$Linux_X86_64 LibreOffice_project/00$Build-2</meta:generator>
    <meta:document-statistic meta:table-count="0" meta:image-count="0" meta:object-count="0" meta:page-count="4" meta:paragraph-count="30" meta:word-count="1263" meta:character-count="7850" meta:non-whitespace-character-count="6453"/>
  </office:meta>
</office:document-meta>
</file>